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fo:font-style="normal" style:font-style-asian="normal" style:font-style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strucciones de Control</text:p>
      <text:p text:style-name="Standard"/>
      <text:p text:style-name="Standard"/>
      <text:p text:style-name="P1">1. If-else : condicional. Ejecuta determinadas</text:p>
      <text:p text:style-name="P1">instrucciones en forma serial acorde se cumplan condiciones específicas</text:p>
      <text:p text:style-name="Standard"/>
      <text:p text:style-name="Standard"/>
      <text:p text:style-name="P2">Sintaxis:</text:p>
      <text:p text:style-name="Standard"/>
      <text:p text:style-name="Standard">if(condicion1) { </text:p>
      <text:p text:style-name="Standard"><text:s text:c="2"/>instruccionA1;</text:p>
      <text:p text:style-name="Standard"><text:s text:c="2"/>instruccionA2;</text:p>
      <text:p text:style-name="Standard"><text:s text:c="2"/>...</text:p>
      <text:p text:style-name="Standard">}</text:p>
      <text:p text:style-name="Standard">else{</text:p>
      <text:p text:style-name="Standard"><text:s text:c="2"/>instrucciónB1;</text:p>
      <text:p text:style-name="Standard"><text:s text:c="2"/>...</text:p>
      <text:p text:style-name="Standard">}</text:p>
      <text:p text:style-name="Standard"/>
      <text:p text:style-name="Standard"/>
      <text:p text:style-name="Standard"/>
      <text:p text:style-name="Standard"/>
      <text:p text:style-name="P2">Modo anidado:</text:p>
      <text:p text:style-name="Standard"/>
      <text:p text:style-name="Standard">if(condicion1){</text:p>
      <text:p text:style-name="Standard"><text:s text:c="2"/>...</text:p>
      <text:p text:style-name="Standard">}</text:p>
      <text:p text:style-name="Standard">else{</text:p>
      <text:p text:style-name="Standard"><text:s text:c="2"/>if(condicion2){</text:p>
      <text:p text:style-name="Standard"><text:s text:c="4"/>..</text:p>
      <text:p text:style-name="Standard"><text:s text:c="2"/>}</text:p>
      <text:p text:style-name="Standard"><text:s text:c="2"/>else{</text:p>
      <text:p text:style-name="Standard"><text:s text:c="4"/>..</text:p>
      <text:p text:style-name="Standard"><text:s text:c="2"/>}</text:p>
      <text:p text:style-name="Standard">}</text:p>
      <text:p text:style-name="Standard"/>
      <text:p text:style-name="Standard"/>
      <text:p text:style-name="P1">2. for : instrucción para bucles o repetición de instrucciones.</text:p>
      <text:p text:style-name="Standard"/>
      <text:p text:style-name="Standard">Sintaxis:</text:p>
      <text:p text:style-name="Standard"/>
      <text:p text:style-name="Standard">for(inicio; final; paso) { </text:p>
      <text:p text:style-name="Standard"><text:s text:c="2"/>instruccion1;</text:p>
      <text:p text:style-name="Standard"><text:s text:c="2"/>instruccion2;</text:p>
      <text:p text:style-name="Standard"><text:s text:c="2"/>..</text:p>
      <text:p text:style-name="Standard">}</text:p>
      <text:p text:style-name="Standard"/>
      <text:p text:style-name="Standard">inicio: se usa una variable entera (generalmente). Por ejemplo: si se declaró <text:span text:style-name="T1">int i</text:span> previamente:</text:p>
      <text:p text:style-name="Standard"/>
      <text:p text:style-name="Standard">i = 0; / <text:span text:style-name="T1">* se comienza en i = 0 * /</text:span></text:p>
      <text:p text:style-name="P5"/>
      <text:p text:style-name="P5">final: condición para detener el bucle. Ejemplo: </text:p>
      <text:p text:style-name="P5">i = 100; / * se termina en i = 100 * /</text:p>
      <text:p text:style-name="P5"/>
      <text:p text:style-name="P5">paso: indica el tamaño del paso. Ejemplo:</text:p>
      <text:p text:style-name="P5"/>
      <text:p text:style-name="P5">i=i+1; <text:s text:c="7"/>/ * pasos de 1 en 1 * /</text:p>
      <text:p text:style-name="P5">++i; <text:s text:c="10"/>/ * equivalente al anterior, operador <text:s text:c="20"/><text:tab/><text:tab/>monario */</text:p>
      <text:p text:style-name="P5">i++;</text:p>
      <text:p text:style-name="P5"/>
      <text:p text:style-name="P5">--i;</text:p>
      <text:p text:style-name="P5">i--;</text:p>
      <text:p text:style-name="Standard"/>
      <text:p text:style-name="Standard"/>
      <text:p text:style-name="P1">3. While : otra instrucción para bucles</text:p>
      <text:p text:style-name="Standard"/>
      <text:p text:style-name="P2">Sintaxis:</text:p>
      <text:p text:style-name="Standard"/>
      <text:p text:style-name="Standard"/>
      <text:p text:style-name="Standard">while(condicion) { </text:p>
      <text:p text:style-name="Standard"><text:s text:c="2"/>instruccion1;</text:p>
      <text:p text:style-name="Standard"><text:s text:c="2"/>instruccion2;</text:p>
      <text:p text:style-name="Standard"><text:s text:c="2"/>...</text:p>
      <text:p text:style-name="Standard">} </text:p>
      <text:p text:style-name="Standard"/>
      <text:p text:style-name="Standard">while es útil para manejar bucles con variables de coma flotante o tipo double. Una de sus intrucciones internas debe contener la variable de la condición para detener el bucle. </text:p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 Switch – Case : ejecuta una serie de instrucciones si se cumplen ciertas condiciones de una variable entera.</text:p>
      <text:p text:style-name="Standard"/>
      <text:p text:style-name="P3">Sintaxis:</text:p>
      <text:p text:style-name="P3"/>
      <text:p text:style-name="Standard">switch(int entero){</text:p>
      <text:p text:style-name="Standard"><text:s text:c="2"/>case valor1:</text:p>
      <text:p text:style-name="Standard"><text:s text:c="4"/>instruccion1;</text:p>
      <text:p text:style-name="Standard"><text:s text:c="4"/>..</text:p>
      <text:p text:style-name="Standard"><text:s text:c="4"/>break;</text:p>
      <text:p text:style-name="Standard"><text:s text:c="2"/>case valor2:</text:p>
      <text:p text:style-name="Standard"><text:s text:c="4"/>instruccion2;</text:p>
      <text:p text:style-name="Standard"><text:s text:c="4"/>..</text:p>
      <text:p text:style-name="Standard"><text:s text:c="4"/>break;</text:p>
      <text:p text:style-name="Standard"><text:s text:c="2"/>..</text:p>
      <text:p text:style-name="Standard"><text:s text:c="2"/>default:</text:p>
      <text:p text:style-name="Standard"><text:s text:c="4"/>intrucciond;</text:p>
      <text:p text:style-name="Standard"><text:s text:c="4"/>break;</text:p>
      <text:p text:style-name="Standard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3T16:53:03.857000000</meta:creation-date>
    <dc:date>2020-09-23T14:14:58.596000000</dc:date>
    <meta:editing-duration>PT2H52M24S</meta:editing-duration>
    <meta:editing-cycles>4</meta:editing-cycles>
    <meta:generator>LibreOffice/7.0.0.3$Windows_X86_64 LibreOffice_project/8061b3e9204bef6b321a21033174034a5e2ea88e</meta:generator>
    <meta:document-statistic meta:table-count="0" meta:image-count="0" meta:object-count="0" meta:page-count="2" meta:paragraph-count="66" meta:word-count="220" meta:character-count="1397" meta:non-whitespace-character-count="1119"/>
  </office:meta>
</office:document-meta>
</file>